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13.6cm"/>
    </style:style>
    <style:style style:name="Table5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6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07cm" fo:margin-left="0.116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13.20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3.889cm"/>
    </style:style>
    <style:style style:name="Table4.B" style:family="table-column">
      <style:table-column-properties style:column-width="13.203cm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line-height="115%" fo:text-align="center" style:justify-single-word="false" fo:padding="0.074cm" fo:border-left="none" fo:border-right="none" fo:border-top="none" fo:border-bottom="0.06pt solid #000000" style:writing-mode="page" style:join-border="false">
        <style:tab-stops>
          <style:tab-stop style:position="4.842cm"/>
        </style:tab-stops>
      </style:paragraph-properties>
      <style:text-properties fo:color="#5f5f9f" style:font-name="Arial" fo:font-size="17pt" fo:font-style="normal" fo:font-weight="bold" officeooo:rsid="00388e9c" officeooo:paragraph-rsid="00388e9c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line-height="115%" fo:text-align="center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115%" style:writing-mode="page"/>
      <style:text-properties style:font-name="Arial" fo:font-size="11pt" fo:font-style="normal" officeooo:paragraph-rsid="004b4776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115%" fo:text-align="center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30e04" officeooo:paragraph-rsid="00130e04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3040ef" officeooo:paragraph-rsid="003040ef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4b4776" officeooo:paragraph-rsid="004b4776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4b4776" officeooo:paragraph-rsid="0050ccf9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6a189" officeooo:paragraph-rsid="0016a189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8dce8" officeooo:paragraph-rsid="0018dce8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8dce8" officeooo:paragraph-rsid="0038e5b8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8dce8" officeooo:paragraph-rsid="0050ccf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8dce8" officeooo:paragraph-rsid="0044f508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4b477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194e1a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1af123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19308c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760bd6" officeooo:paragraph-rsid="00760bd6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50ccf9" officeooo:paragraph-rsid="0050ccf9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528bfe" officeooo:paragraph-rsid="00528bfe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2bf14e" officeooo:paragraph-rsid="002bf14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30e04" officeooo:paragraph-rsid="00130e04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84c1d" officeooo:paragraph-rsid="00184c1d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552a3" officeooo:paragraph-rsid="001552a3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8dce8" officeooo:paragraph-rsid="0018dce8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9308c" officeooo:paragraph-rsid="0019308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9308c" officeooo:paragraph-rsid="004b4776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line-height="115%" fo:text-align="start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94e1a" officeooo:paragraph-rsid="001af123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e9265" officeooo:paragraph-rsid="001e9265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1e9265" officeooo:paragraph-rsid="00235b62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2559a9" officeooo:paragraph-rsid="002559a9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34d9f6" officeooo:paragraph-rsid="0034d9f6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4b4776" officeooo:paragraph-rsid="004b4776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bold" officeooo:rsid="002bf14e" officeooo:paragraph-rsid="002bf14e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line-height="115%" fo:text-align="center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italic" fo:font-weight="normal" officeooo:rsid="00130e04" officeooo:paragraph-rsid="0055cd83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italic" fo:font-weight="normal" officeooo:rsid="002bf14e" officeooo:paragraph-rsid="002bf14e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6pt" fo:font-style="normal" fo:font-weight="bold" officeooo:rsid="002559a9" officeooo:paragraph-rsid="002559a9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line-height="115%" fo:text-align="center" style:justify-single-word="false" style:writing-mode="page">
        <style:tab-stops>
          <style:tab-stop style:position="4.842cm"/>
        </style:tab-stops>
      </style:paragraph-properties>
      <style:text-properties fo:font-size="12pt" fo:font-weight="normal" officeooo:rsid="00130e04" officeooo:paragraph-rsid="0055cd8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officeooo:paragraph-rsid="0071c769"/>
    </style:style>
    <style:style style:name="P39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officeooo:rsid="0074fb19" officeooo:paragraph-rsid="0074fb19"/>
    </style:style>
    <style:style style:name="P40" style:family="paragraph" style:parent-style-name="Table_20_Contents">
      <style:paragraph-properties fo:line-height="115%" fo:text-align="justify" style:justify-single-word="false" style:writing-mode="page"/>
      <style:text-properties style:font-name="Arial" fo:font-size="11pt" fo:font-style="normal" fo:font-weight="bold" officeooo:rsid="00194e1a" officeooo:paragraph-rsid="004b4776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line-height="115%" fo:text-align="justify" style:justify-single-word="false" style:writing-mode="page"/>
      <style:text-properties style:font-name="Arial" fo:font-size="11pt" fo:font-style="normal" fo:font-weight="bold" officeooo:rsid="00194e1a" officeooo:paragraph-rsid="00194e1a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line-height="115%" fo:text-align="start" style:justify-single-word="false" style:writing-mode="page"/>
      <style:text-properties style:font-name="Arial" fo:font-size="11pt" fo:font-style="normal" fo:font-weight="bold" officeooo:rsid="00194e1a" officeooo:paragraph-rsid="004b4776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able_20_Contents">
      <style:paragraph-properties fo:line-height="115%" fo:text-align="start" style:justify-single-word="false" style:writing-mode="page"/>
      <style:text-properties style:font-name="Arial" fo:font-size="11pt" fo:font-style="normal" fo:font-weight="bold" officeooo:rsid="00194e1a" officeooo:paragraph-rsid="00194e1a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able_20_Contents">
      <style:paragraph-properties fo:line-height="115%" fo:text-align="start" style:justify-single-word="false" style:writing-mode="page"/>
      <style:text-properties style:font-name="Arial" fo:font-size="11pt" fo:font-style="normal" fo:font-weight="bold" officeooo:rsid="002289f3" officeooo:paragraph-rsid="002289f3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Table_20_Contents">
      <style:paragraph-properties fo:line-height="115%" fo:text-align="start" style:justify-single-word="false" style:writing-mode="page"/>
      <style:text-properties style:font-name="Arial" fo:font-size="11pt" fo:font-style="normal" fo:font-weight="bold" officeooo:rsid="002289f3" officeooo:paragraph-rsid="00235b62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Table_20_Contents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4b4776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able_20_Contents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194e1a" officeooo:paragraph-rsid="00194e1a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able_20_Contents">
      <style:paragraph-properties fo:line-height="115%" fo:text-align="justify" style:justify-single-word="false" style:writing-mode="page"/>
      <style:text-properties style:font-name="Arial" fo:font-size="11pt" fo:font-style="normal" officeooo:rsid="00194e1a" officeooo:paragraph-rsid="00194e1a" style:font-size-asian="11pt" style:font-style-asian="normal" style:font-size-complex="11pt" style:font-style-complex="normal"/>
    </style:style>
    <style:style style:name="P49" style:family="paragraph" style:parent-style-name="Table_20_Contents">
      <style:paragraph-properties fo:line-height="115%" fo:text-align="justify" style:justify-single-word="false" style:writing-mode="page"/>
      <style:text-properties style:font-name="Arial" fo:font-size="11pt" fo:font-style="normal" officeooo:rsid="002289f3" officeooo:paragraph-rsid="002289f3" style:font-size-asian="11pt" style:font-style-asian="normal" style:font-size-complex="11pt" style:font-style-complex="normal"/>
    </style:style>
    <style:style style:name="P50" style:family="paragraph" style:parent-style-name="Table_20_Contents">
      <style:paragraph-properties fo:line-height="115%" fo:text-align="justify" style:justify-single-word="false" style:writing-mode="page"/>
      <style:text-properties style:font-name="Arial" fo:font-size="11pt" fo:font-style="normal" officeooo:rsid="002289f3" officeooo:paragraph-rsid="00235b62" style:font-size-asian="11pt" style:font-style-asian="normal" style:font-size-complex="11pt" style:font-style-complex="normal"/>
    </style:style>
    <style:style style:name="P51" style:family="paragraph" style:parent-style-name="Table_20_Contents">
      <style:paragraph-properties fo:line-height="115%" fo:text-align="justify" style:justify-single-word="false" style:writing-mode="page"/>
      <style:text-properties style:font-name="Arial" fo:font-size="11pt" fo:font-style="normal" officeooo:rsid="002559a9" officeooo:paragraph-rsid="002559a9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760bd6" officeooo:paragraph-rsid="00760bd6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1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528bfe" officeooo:paragraph-rsid="00528bfe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8c4f35" officeooo:paragraph-rsid="008c4f35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line-height="115%" fo:text-align="justify" style:justify-single-word="false" style:writing-mode="page">
        <style:tab-stops>
          <style:tab-stop style:position="4.842cm"/>
        </style:tab-stops>
      </style:paragraph-properties>
      <style:text-properties style:font-name="Arial" fo:font-size="11pt" fo:font-style="normal" fo:font-weight="normal" officeooo:rsid="008dc88d" officeooo:paragraph-rsid="008dc88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f12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f123" style:font-weight-asian="normal" style:font-weight-complex="normal"/>
    </style:style>
    <style:style style:name="T5" style:family="text">
      <style:text-properties fo:font-weight="normal" officeooo:rsid="004b4776" style:font-weight-asian="normal" style:font-weight-complex="normal"/>
    </style:style>
    <style:style style:name="T6" style:family="text">
      <style:text-properties officeooo:rsid="00235b62"/>
    </style:style>
    <style:style style:name="T7" style:family="text">
      <style:text-properties officeooo:rsid="002e1ed6"/>
    </style:style>
    <style:style style:name="T8" style:family="text">
      <style:text-properties officeooo:rsid="0038b4a7"/>
    </style:style>
    <style:style style:name="T9" style:family="text">
      <style:text-properties officeooo:rsid="0038e5b8"/>
    </style:style>
    <style:style style:name="T10" style:family="text">
      <style:text-properties officeooo:rsid="003cc921"/>
    </style:style>
    <style:style style:name="T11" style:family="text">
      <style:text-properties officeooo:rsid="003f7857"/>
    </style:style>
    <style:style style:name="T12" style:family="text">
      <style:text-properties officeooo:rsid="0041bbd0"/>
    </style:style>
    <style:style style:name="T13" style:family="text">
      <style:text-properties officeooo:rsid="0049618d"/>
    </style:style>
    <style:style style:name="T14" style:family="text">
      <style:text-properties officeooo:rsid="004b4776"/>
    </style:style>
    <style:style style:name="T15" style:family="text">
      <style:text-properties officeooo:rsid="004fe11d"/>
    </style:style>
    <style:style style:name="T16" style:family="text">
      <style:text-properties officeooo:rsid="0050ccf9"/>
    </style:style>
    <style:style style:name="T17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8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18dce8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7115f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50ccf9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71c906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officeooo:rsid="00528bfe"/>
    </style:style>
    <style:style style:name="T24" style:family="text">
      <style:text-properties officeooo:rsid="005367ab"/>
    </style:style>
    <style:style style:name="T25" style:family="text">
      <style:text-properties officeooo:rsid="005525b9"/>
    </style:style>
    <style:style style:name="T26" style:family="text">
      <style:text-properties officeooo:rsid="0055cd83"/>
    </style:style>
    <style:style style:name="T27" style:family="text">
      <style:text-properties officeooo:rsid="005dda0c"/>
    </style:style>
    <style:style style:name="T28" style:family="text">
      <style:text-properties officeooo:rsid="005eaa2c"/>
    </style:style>
    <style:style style:name="T29" style:family="text">
      <style:text-properties officeooo:rsid="0065d60a"/>
    </style:style>
    <style:style style:name="T30" style:family="text">
      <style:text-properties officeooo:rsid="006a0aae"/>
    </style:style>
    <style:style style:name="T31" style:family="text">
      <style:text-properties officeooo:rsid="006ea4c5"/>
    </style:style>
    <style:style style:name="T32" style:family="text">
      <style:text-properties officeooo:rsid="006f5895"/>
    </style:style>
    <style:style style:name="T33" style:family="text">
      <style:text-properties officeooo:rsid="0070d091"/>
    </style:style>
    <style:style style:name="T34" style:family="text">
      <style:text-properties officeooo:rsid="00760bd6"/>
    </style:style>
    <style:style style:name="T35" style:family="text">
      <style:text-properties fo:color="#007fff"/>
    </style:style>
    <style:style style:name="T36" style:family="text">
      <style:text-properties fo:color="#007fff" fo:font-size="19pt" fo:font-weight="bold" style:font-weight-asian="bold" style:font-weight-complex="bold"/>
    </style:style>
    <style:style style:name="T37" style:family="text">
      <style:text-properties fo:color="#5f5f9f" fo:font-size="19pt" fo:font-weight="bold" officeooo:rsid="00130e04" style:font-weight-asian="bold" style:font-weight-complex="bold"/>
    </style:style>
    <style:style style:name="T38" style:family="text">
      <style:text-properties officeooo:rsid="0056071c"/>
    </style:style>
    <style:style style:name="T39" style:family="text">
      <style:text-properties officeooo:rsid="008c4f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35"><text:s/></text:span><text:span text:style-name="T36"><text:s/></text:span><text:span text:style-name="T37">Obaro I. Johnson</text:span></text:p>
      <text:p text:style-name="P37"><text:a xlink:type="simple" xlink:href="mailto:johnson.obaro@hotmail.com" text:style-name="Internet_20_link" text:visited-style-name="Visited_20_Internet_20_Link"><text:span text:style-name="T17">johnson.obaro@hotmail.com</text:span></text:a><text:span text:style-name="T17">, </text:span></text:p>
      <text:p text:style-name="P34">+44(0)7423004067, <text:span text:style-name="T38">07393873549</text:span></text:p>
      <text:p text:style-name="P4"/>
      <text:p text:style-name="P1">Software <text:s/>Engineer </text:p>
      <text:p text:style-name="P21"/>
      <text:p text:style-name="P22">Profile</text:p>
      <text:p text:style-name="P23"/>
      <text:p text:style-name="P54">I studied computer science at the University of West London, I was fortunate to graduate with a ﬁrst class degree(Hons). I have gained industrial experiences from my previous education and work in my career as a software engineer. I have had the opportunity to work with <text:s/>Iris software, Tripleplay-Services and <text:s/>Johnson Control – Tyco Fire Panel as a software engineer. Furthermore, I have also undertaken other different job roles as the computer instructor. I’m a quick learner and also keen to learn new skills with the ability to work in a challenging environment and able to solve a complex problem to the best of my knowledge.</text:p>
      <text:p text:style-name="P54"/>
      <text:p text:style-name="P54">I’m looking for the opportunity that is motivating and also to work with teams that are open to new technology and ideas.</text:p>
      <text:p text:style-name="P6"/>
      <text:p text:style-name="P8"/>
      <text:p text:style-name="P24"><text:span text:style-name="T12">Base </text:span>Skills</text:p>
      <text:p text:style-name="P8"/>
      <text:p text:style-name="P9">• <text:span text:style-name="T28">Knowledge on </text:span><text:s/>HTML, CSS, <text:span text:style-name="T9">PHP, </text:span><text:s/>NodeJs, ReactJs, Web API</text:p>
      <text:p text:style-name="P10">• <text:s/>C/C++ , <text:span text:style-name="T16">C# and VB.Net , </text:span>Java, <text:span text:style-name="T9">Python</text:span></text:p>
      <text:p text:style-name="P11">• <text:span text:style-name="T10">Win32 API and </text:span>QT GUI Framework, <text:span text:style-name="T16">Window MFC and WPF</text:span> <text:span text:style-name="T16">Framework.</text:span></text:p>
      <text:p text:style-name="P9">• Web Services, RestFul API </text:p>
      <text:p text:style-name="P12">• <text:span text:style-name="T16">Knowledge on </text:span>Design Pattern, OOP and SOLID Principle </text:p>
      <text:p text:style-name="P10">• <text:span text:style-name="T9">Databases and SQL</text:span></text:p>
      <text:p text:style-name="P10"/>
      <text:p text:style-name="P9"/>
      <text:p text:style-name="P24">Others Skills </text:p>
      <text:p text:style-name="P9"/>
      <text:p text:style-name="P9">-Knowledge in Mathematics.</text:p>
      <text:p text:style-name="P9">- <text:span text:style-name="T9">Understanding of </text:span><text:s/>Graphical Hardware <text:span text:style-name="T9">and 3D Programming</text:span>. </text:p>
      <text:p text:style-name="P9">- Problem solving skills,</text:p>
      <text:p text:style-name="P9">- SQL/Mysql <text:span text:style-name="T9">and Oracle</text:span> database</text:p>
      <text:p text:style-name="P9">- <text:span text:style-name="T9">Knowledge on </text:span>Relational Database/ Uniform Modeling Language(UML),</text:p>
      <text:p text:style-name="P9">- Embedded System Programming - Amino Settop boxes (IPTV)</text:p>
      <text:p text:style-name="P38"><text:span text:style-name="T19">- Knowledge on Supervision Controls SVN, <text:s/></text:span><text:span text:style-name="T20">Code </text:span><text:span text:style-name="T3">Collaborator</text:span><text:span text:style-name="T20"> </text:span><text:span text:style-name="T19">Git </text:span><text:span text:style-name="T21">and Integrity(MKS)</text:span><text:span text:style-name="T19">. -Basic skills in </text:span><text:span text:style-name="T22">Financial</text:span><text:span text:style-name="T19"> Trading.</text:span></text:p>
      <text:p text:style-name="P39"><text:span text:style-name="T19">- </text:span><text:span text:style-name="T18">Knowledge on X86 Assembler Programming</text:span></text:p>
      <text:p text:style-name="P17">- C++ 11 and C++ 14 STL <text:s/><text:span text:style-name="T39">and Socket Programming</text:span></text:p>
      <text:p text:style-name="P9"/>
      <text:p text:style-name="P25"/>
      <text:p text:style-name="P25"/>
      <text:p text:style-name="P25"/>
      <text:p text:style-name="P25"/>
      <text:p text:style-name="P25"/>
      <text:p text:style-name="P25"><text:soft-page-break/>Working Experience</text:p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0">Company </text:p>
          </table:table-cell>
          <table:table-cell table:style-name="Table5.A1" office:value-type="string">
            <text:p text:style-name="P42"><text:span text:style-name="T14">Johnson Control – Tyco Fire Panel </text:span><text:s/>(<text:span text:style-name="T5">12</text:span><text:span text:style-name="T3">th </text:span><text:span text:style-name="T5">Dec.</text:span><text:span text:style-name="T3"> 2016 − </text:span><text:span text:style-name="T5">Current</text:span>)</text:p>
          </table:table-cell>
        </table:table-row>
        <table:table-row>
          <table:table-cell table:style-name="Table5.A1" office:value-type="string">
            <text:p text:style-name="P46">Role</text:p>
          </table:table-cell>
          <table:table-cell table:style-name="Table5.A1" office:value-type="string">
            <text:p text:style-name="P13"><text:span text:style-name="T34">C#/C++ Window </text:span>Software Engineer </text:p>
          </table:table-cell>
        </table:table-row>
        <table:table-row>
          <table:table-cell table:style-name="Table5.A1" office:value-type="string">
            <text:p text:style-name="P46">Duties</text:p>
          </table:table-cell>
          <table:table-cell table:style-name="Table5.A1" office:value-type="string">
            <text:p text:style-name="P13">- Maintaining and debugging <text:span text:style-name="T9">existing software to be able to </text:span>reduce <text:s text:c="8"/>system bugs</text:p>
            <text:p text:style-name="P13">- Testing exists system software to <text:span text:style-name="T9">specification and</text:span> requirements</text:p>
            <text:p text:style-name="P13">- Writing and implementing new application features <text:span text:style-name="T24">and requirement</text:span>.</text:p>
            <text:p text:style-name="P17">- Working on a new NG PANEL CONFIGURATION Tools using the C# and WPF.</text:p>
            <text:p text:style-name="P13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Company </text:p>
          </table:table-cell>
          <table:table-cell table:style-name="Table1.A1" office:value-type="string">
            <text:p text:style-name="P43">Tripleplay-Services <text:s/>(<text:span text:style-name="T3">4th Apirl 2016 − 12th Auguest 2016</text:span> )</text:p>
          </table:table-cell>
        </table:table-row>
        <table:table-row>
          <table:table-cell table:style-name="Table1.A1" office:value-type="string">
            <text:p text:style-name="P47">Role</text:p>
          </table:table-cell>
          <table:table-cell table:style-name="Table1.A1" office:value-type="string">
            <text:p text:style-name="P14">Software Engineer </text:p>
          </table:table-cell>
        </table:table-row>
        <table:table-row>
          <table:table-cell table:style-name="Table1.A1" office:value-type="string">
            <text:p text:style-name="P47">Duties</text:p>
          </table:table-cell>
          <table:table-cell table:style-name="Table1.A1" office:value-type="string">
            <text:p text:style-name="P14">- Maintaining and debugging <text:span text:style-name="T9">existing software to be able to </text:span>reduce system bugs</text:p>
            <text:p text:style-name="P14">- Testing exists system software to <text:span text:style-name="T9">specification and</text:span> requirements</text:p>
            <text:p text:style-name="P14">-Writing and implementing new application features.</text:p>
          </table:table-cell>
        </table:table-row>
      </table:table>
      <text:p text:style-name="P25"><text:s text:c="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Company </text:p>
          </table:table-cell>
          <table:table-cell table:style-name="Table2.A1" office:value-type="string">
            <text:p text:style-name="P27">Iris Software London <text:span text:style-name="T2">(</text:span><text:span text:style-name="T3">4th August 2014 to 26th September 2014</text:span><text:span text:style-name="T4">)</text:span></text:p>
          </table:table-cell>
        </table:table-row>
        <table:table-row>
          <table:table-cell table:style-name="Table2.A1" office:value-type="string">
            <text:p text:style-name="P48">Role</text:p>
          </table:table-cell>
          <table:table-cell table:style-name="Table2.A1" office:value-type="string">
            <text:p text:style-name="P14">C+ + /C# Software Engineer </text:p>
          </table:table-cell>
        </table:table-row>
        <table:table-row>
          <table:table-cell table:style-name="Table2.A1" office:value-type="string">
            <text:p text:style-name="P48">Duties</text:p>
          </table:table-cell>
          <table:table-cell table:style-name="Table2.A1" office:value-type="string">
            <text:p text:style-name="P15"><text:s/>− Debugging and reducing existing system bugs</text:p>
            <text:p text:style-name="P15"><text:s/>− Integrating new features into existing product</text:p>
            <text:p text:style-name="P15"><text:s/>− Implementing POC for new features</text:p>
          </table:table-cell>
        </table:table-row>
      </table:table>
      <text:p text:style-name="P16"/>
      <text:p text:style-name="P28">Education History</text:p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>Institution</text:p>
          </table:table-cell>
          <table:table-cell table:style-name="Table3.A1" office:value-type="string">
            <text:p text:style-name="P44">West London University(Comp. Science) 1st class(Hons.)</text:p>
          </table:table-cell>
        </table:table-row>
        <table:table-row>
          <table:table-cell table:style-name="Table3.A1" office:value-type="string">
            <text:p text:style-name="P49">Period </text:p>
          </table:table-cell>
          <table:table-cell table:style-name="Table3.A1" office:value-type="string">
            <text:p text:style-name="P49">2012 – 2015</text:p>
          </table:table-cell>
        </table:table-row>
        <table:table-row>
          <table:table-cell table:style-name="Table3.A1" office:value-type="string">
            <text:p text:style-name="P49">Subject Includes</text:p>
          </table:table-cell>
          <table:table-cell table:style-name="Table3.A1" office:value-type="string">
            <text:p text:style-name="P49">- Grid Computing</text:p>
            <text:p text:style-name="P49">- Distributing System </text:p>
            <text:p text:style-name="P49">- Functional Programming </text:p>
            <text:p text:style-name="P49">- Object Oriented Programming </text:p>
            <text:p text:style-name="P49">- Database designed and Modelling. <text:s/></text:p>
            <text:p text:style-name="P49">- Middle-ware programming </text:p>
            <text:p text:style-name="P49">- Databases and SQL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0">Institution</text:p>
          </table:table-cell>
          <table:table-cell table:style-name="Table4.A1" office:value-type="string">
            <text:p text:style-name="P45"><text:span text:style-name="T6">Auchi Polytechnic</text:span> <text:s/>(Comp. Science) <text:span text:style-name="T6">[Upper credit 3.36]</text:span></text:p>
          </table:table-cell>
        </table:table-row>
        <table:table-row>
          <table:table-cell table:style-name="Table4.A1" office:value-type="string">
            <text:p text:style-name="P50">Period </text:p>
          </table:table-cell>
          <table:table-cell table:style-name="Table4.A1" office:value-type="string">
            <text:p text:style-name="P50">20<text:span text:style-name="T6">08</text:span> – 201<text:span text:style-name="T6">1</text:span></text:p>
          </table:table-cell>
        </table:table-row>
        <table:table-row>
          <table:table-cell table:style-name="Table4.A1" office:value-type="string">
            <text:p text:style-name="P50">Subject Includes</text:p>
          </table:table-cell>
          <table:table-cell table:style-name="Table4.A1" office:value-type="string">
            <text:p text:style-name="P51">• System Design &amp; Development </text:p>
            <text:p text:style-name="P51">• Research Methods </text:p>
            <text:p text:style-name="P51">• Functional Programming </text:p>
            <text:p text:style-name="P51">• Principles of Accounting I </text:p>
            <text:p text:style-name="P51">• Descriptive Mathematics and Statistical Theory. </text:p>
            <text:p text:style-name="P51">• Linear Programming </text:p>
            <text:p text:style-name="P51">• Databases and SQL</text:p>
            <text:p text:style-name="P51">• English I &amp; II</text:p>
          </table:table-cell>
        </table:table-row>
      </table:table>
      <text:p text:style-name="P29"><text:soft-page-break/></text:p>
      <text:p text:style-name="P36">Projects</text:p>
      <text:p text:style-name="P30"/>
      <text:p text:style-name="P31">IPTV Middleware</text:p>
      <text:p text:style-name="P55"><text:s text:c="2"/>I was part of the IPTV Software team at triple play-services, where must of my job is to work alongside with the other team's members to develop and maintain an exists system components.</text:p>
      <text:p text:style-name="P55"/>
      <text:p text:style-name="P31">Account Production <text:span text:style-name="T29">and </text:span><text:s/>Tax Software</text:p>
      <text:p text:style-name="P55"><text:s/>At Iris, I was working alonside with the development team to port existing legacy c code to C++ as an intern. <text:s/></text:p>
      <text:p text:style-name="P55"/>
      <text:p text:style-name="P32">NG Consys/ MXZ Consys</text:p>
      <text:p text:style-name="P55"><text:span text:style-name="T1">As part of the window software team at Tyco, I was responsible for incorporating new features and maintaining the MXZ Panel Configuration tool, writing and testing request feature requirement. </text:span></text:p>
      <text:p text:style-name="P35"/>
      <text:p text:style-name="P33">Hobbies</text:p>
      <text:p text:style-name="P20">Enjoy programming (artifects), <text:span text:style-name="T10">Researching and sometimes playing</text:span> table tennis, basket ball at leisure time.</text:p>
      <text:p text:style-name="P20"/>
      <text:p text:style-name="P33">References</text:p>
      <text:p text:style-name="P20">Will be provided 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4:47.473000000</meta:creation-date>
    <dc:date>2017-11-01T16:38:54.816000000</dc:date>
    <meta:editing-duration>P3DT2H14M30S</meta:editing-duration>
    <meta:editing-cycles>103</meta:editing-cycles>
    <meta:generator>LibreOffice/5.3.4.2$Windows_x86 LibreOffice_project/f82d347ccc0be322489bf7da61d7e4ad13fe2ff3</meta:generator>
    <meta:document-statistic meta:table-count="5" meta:image-count="0" meta:object-count="0" meta:page-count="3" meta:paragraph-count="88" meta:word-count="604" meta:character-count="3881" meta:non-whitespace-character-count="3298"/>
  </office:meta>
</office:document-meta>
</file>